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4793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2.2" calcext:value-type="float">
            <text:p>12.2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92 kWh</text:p>
          </table:table-cell>
          <table:table-cell office:value-type="float" office:value="1191.02" calcext:value-type="float">
            <text:p>1191.02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3.59" calcext:value-type="float">
            <text:p>13.59</text:p>
          </table:table-cell>
          <table:table-cell office:value-type="string" calcext:value-type="string">
            <text:p>T-0</text:p>
          </table:table-cell>
          <table:table-cell office:value-type="float" office:value="1384.44" calcext:value-type="float">
            <text:p>1384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3.36" calcext:value-type="float">
            <text:p>13.36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32 kWh</text:p>
          </table:table-cell>
          <table:table-cell office:value-type="float" office:value="1477.43" calcext:value-type="float">
            <text:p>1477.43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>
            <text:p>T-0</text:p>
          </table:table-cell>
          <table:table-cell office:value-type="float" office:value="1674.23" calcext:value-type="float">
            <text:p>1674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10.65" calcext:value-type="float">
            <text:p>210.65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18 kWh</text:p>
          </table:table-cell>
          <table:table-cell office:value-type="float" office:value="1369.9" calcext:value-type="float">
            <text:p>1369.9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T-0</text:p>
          </table:table-cell>
          <table:table-cell office:value-type="float" office:value="1762.23" calcext:value-type="float">
            <text:p>1762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19.13" calcext:value-type="float">
            <text:p>219.1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98 kWh</text:p>
          </table:table-cell>
          <table:table-cell office:value-type="float" office:value="1219.87" calcext:value-type="float">
            <text:p>1219.87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13.86" calcext:value-type="float">
            <text:p>13.86</text:p>
          </table:table-cell>
          <table:table-cell office:value-type="string" calcext:value-type="string">
            <text:p>T-0</text:p>
          </table:table-cell>
          <table:table-cell office:value-type="float" office:value="1618.49" calcext:value-type="float">
            <text:p>1618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9.61" calcext:value-type="float">
            <text:p>9.6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30 kWh</text:p>
          </table:table-cell>
          <table:table-cell office:value-type="float" office:value="1444.72" calcext:value-type="float">
            <text:p>1444.72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T-0</text:p>
          </table:table-cell>
          <table:table-cell office:value-type="float" office:value="1635.39" calcext:value-type="float">
            <text:p>1635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9.26" calcext:value-type="float">
            <text:p>9.26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87 kWh</text:p>
          </table:table-cell>
          <table:table-cell office:value-type="float" office:value="1131.21" calcext:value-type="float">
            <text:p>1131.21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12.96" calcext:value-type="float">
            <text:p>12.96</text:p>
          </table:table-cell>
          <table:table-cell office:value-type="string" calcext:value-type="string">
            <text:p>T-0</text:p>
          </table:table-cell>
          <table:table-cell office:value-type="float" office:value="1317.72" calcext:value-type="float">
            <text:p>1317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1.06" calcext:value-type="float">
            <text:p>11.06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85 kWh</text:p>
          </table:table-cell>
          <table:table-cell office:value-type="float" office:value="1112.63" calcext:value-type="float">
            <text:p>1112.63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T-0</text:p>
          </table:table-cell>
          <table:table-cell office:value-type="float" office:value="1300.07" calcext:value-type="float">
            <text:p>1300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0.89" calcext:value-type="float">
            <text:p>10.89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69 kWh</text:p>
          </table:table-cell>
          <table:table-cell office:value-type="float" office:value="994.56" calcext:value-type="float">
            <text:p>994.56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T-0</text:p>
          </table:table-cell>
          <table:table-cell office:value-type="float" office:value="1179.98" calcext:value-type="float">
            <text:p>1179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.26" calcext:value-type="float">
            <text:p>8.26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04 kWh</text:p>
          </table:table-cell>
          <table:table-cell office:value-type="float" office:value="1220.15" calcext:value-type="float">
            <text:p>1220.15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13.82" calcext:value-type="float">
            <text:p>13.82</text:p>
          </table:table-cell>
          <table:table-cell office:value-type="string" calcext:value-type="string">
            <text:p>T-0</text:p>
          </table:table-cell>
          <table:table-cell office:value-type="float" office:value="1404.5" calcext:value-type="float">
            <text:p>140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.73" calcext:value-type="float">
            <text:p>8.73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03 kWh</text:p>
          </table:table-cell>
          <table:table-cell office:value-type="float" office:value="1199.02" calcext:value-type="float">
            <text:p>1199.02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13.61" calcext:value-type="float">
            <text:p>13.61</text:p>
          </table:table-cell>
          <table:table-cell office:value-type="string" calcext:value-type="string">
            <text:p>T-0</text:p>
          </table:table-cell>
          <table:table-cell office:value-type="float" office:value="1383.83" calcext:value-type="float">
            <text:p>1383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6.71" calcext:value-type="float">
            <text:p>6.71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76 kWh</text:p>
          </table:table-cell>
          <table:table-cell office:value-type="float" office:value="1009.04" calcext:value-type="float">
            <text:p>1009.04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T-0</text:p>
          </table:table-cell>
          <table:table-cell office:value-type="float" office:value="1189.25" calcext:value-type="float">
            <text:p>1189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0.68" calcext:value-type="float">
            <text:p>20.68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65 kWh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10.91" calcext:value-type="float">
            <text:p>10.91</text:p>
          </table:table-cell>
          <table:table-cell office:value-type="string" calcext:value-type="string">
            <text:p>T-0</text:p>
          </table:table-cell>
          <table:table-cell office:value-type="float" office:value="1122.74" calcext:value-type="float">
            <text:p>1122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8:40:56.001000000</meta:creation-date>
    <dc:date>2018-03-28T08:43:54.700000000</dc:date>
    <meta:editing-duration>PT2M59S</meta:editing-duration>
    <meta:editing-cycles>1</meta:editing-cycles>
    <meta:document-statistic meta:table-count="1" meta:cell-count="142" meta:object-count="0"/>
    <meta:generator>LibreOffice/5.3.4.2$Windows_x86 LibreOffice_project/f82d347ccc0be322489bf7da61d7e4ad13fe2ff3</meta:generator>
  </office:meta>
</office:document-meta>
</file>